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Standard">
      <style:text-properties officeooo:paragraph-rsid="0e5c6890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Footnote">
      <style:text-properties officeooo:paragraph-rsid="0f8ed1b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style:font-size-asian="12pt" style:font-size-complex="12pt"/>
    </style:style>
    <style:style style:name="T16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officeooo:rsid="047da547"/>
    </style:style>
    <style:style style:name="T2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aace3cd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2"><text:span text:style-name="Strong_20_Emphasis"><text:span text:style-name="T132">C</text:span></text:span><text:span text:style-name="Strong_20_Emphasis"><text:span text:style-name="T131">hecklist voor </text:span></text:span><text:span text:style-name="Strong_20_Emphasis"><text:span text:style-name="T133">de installatie</text:span></text:span><text:span text:style-name="Strong_20_Emphasis"><text:span text:style-name="T131"> van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8"><text:s/></text:span></text:span><text:span text:style-name="Strong_20_Emphasis"><text:span text:style-name="T139">LTS</text:span></text:span><text:span text:style-name="Strong_20_Emphasis"><text:span text:style-name="T135"><text:note text:id="ftn1" text:note-class="footnote"><text:note-citation>1</text:note-citation><text:note-body><text:p text:style-name="P61"><text:span text:style-name="T168">LTS</text:span><text:span text:style-name="T176"> </text:span><text:span text:style-name="T177">staat voor</text:span><text:span text:style-name="T175"> </text:span><text:span text:style-name="T168">Long-Term Support, langetermijnondersteuning, </text:span><text:span text:style-name="T178">en </text:span><text:span text:style-name="T179">d</text:span><text:span text:style-name="T178">eze </text:span><text:span text:style-name="Strong_20_Emphasis"><text:span text:style-name="T183"><text:user-field-get text:name="Distro">Ubuntu</text:user-field-get></text:span></text:span><text:span text:style-name="T178"><text:s/></text:span><text:span text:style-name="T184"><text:user-field-get text:name="Version">22.04</text:user-field-get></text:span><text:span text:style-name="T184"><text:s/></text:span><text:span text:style-name="T186">LTS</text:span><text:span text:style-name="T184"> </text:span><text:span text:style-name="Strong_20_Emphasis"><text:span text:style-name="T185"><text:user-field-get text:name="Edition">Server</text:user-field-get></text:span></text:span><text:span text:style-name="T178"><text:s/></text:span><text:span text:style-name="T180">(codenaam </text:span><text:span text:style-name="T182">j</text:span><text:span text:style-name="T255">ammy</text:span><text:span text:style-name="T180">) </text:span><text:span text:style-name="T177">van</text:span><text:span text:style-name="T174"> </text:span><text:span text:style-name="T172">april</text:span><text:span text:style-name="T170"> </text:span><text:span text:style-name="Strong_20_Emphasis"><text:span text:style-name="T81"><text:user-field-get style:data-style-name="N0" text:name="Releaseyear">2022</text:user-field-get></text:span></text:span><text:span text:style-name="T172"><text:s/></text:span><text:span text:style-name="T168">wordt </text:span><text:span text:style-name="T169">vijf</text:span><text:span text:style-name="T168"> jaar onder</text:span><text:span text:style-name="T181">steund</text:span><text:span text:style-name="T173"> </text:span><text:span text:style-name="T168">tot </text:span><text:span text:style-name="T172">april</text:span><text:span text:style-name="T167"> </text:span><text:span text:style-name="T168">202</text:span><text:span text:style-name="T172">7</text:span><text:span text:style-name="T171">.</text:span></text:p></text:note-body></text:note></text:span></text:span><text:span text:style-name="Strong_20_Emphasis"><text:span text:style-name="T136"> </text:span></text:span><text:span text:style-name="Strong_20_Emphasis"><text:span text:style-name="T137"><text:user-field-get text:name="Edition">Server</text:user-field-get></text:span></text:span><text:span text:style-name="Strong_20_Emphasis"><text:span text:style-name="T134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92"> </text:span></text:span><text:span text:style-name="Strong_20_Emphasis"><text:span text:style-name="T193">tekstvak</text:span></text:span><text:span text:style-name="T15"> </text:span><text:span text:style-name="T18">in,</text:span><text:span text:style-name="T15"> </text:span><text:span text:style-name="T212">zie </text:span><text:span text:style-name="T248">[</text:span><text:span text:style-name="T212">toelichting</text:span><text:span text:style-name="T248">]</text:span><text:span text:style-name="T15">:</text:span></text:p>
      <text:p text:style-name="P2"><text:span text:style-name="Definition"><text:span text:style-name="T22">GEBRUIKER</text:span></text:span><text:span text:style-name="T220"><text:tab/><text:tab/></text:span><text:span text:style-name="T247"> <text:tab/><text:tab/></text:span><text:span text:style-name="T221"><draw:control text:anchor-type="as-char" svg:y="-0.4cm" draw:z-index="15" draw:name="Gebruiker 1" draw:style-name="gr1" draw:text-style-name="P77" svg:width="6.4cm" svg:height="0.6cm" draw:control="control16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, bijv. </text:span><text:span text:style-name="T216">J</text:span><text:span text:style-name="T245">a</text:span><text:span text:style-name="T216">n </text:span><text:span text:style-name="T245">Jansen</text:span><text:span text:style-name="T246">]</text:span></text:p>
      <text:p text:style-name="P71"><text:span text:style-name="Definition"><text:span text:style-name="T214">g</text:span></text:span><text:span text:style-name="Definition">ebruikersnaam</text:span><text:span text:style-name="Definition"><text:span text:style-name="T261"><text:tab/></text:span></text:span><text:span text:style-name="T213"><draw:control text:anchor-type="as-char" svg:y="-0.4cm" draw:z-index="16" draw:name="Gberuikersnaam 2" draw:style-name="gr1" draw:text-style-name="P77" svg:width="6.4cm" svg:height="0.6cm" draw:control="control17"><svg:title>Gebruikersnaam</svg:title><svg:desc>Korte naam, bijv. jan</svg:desc></draw:control></text:span><text:span text:style-name="T213"><text:tab/> <text:s text:c="2"/></text:span><text:span text:style-name="T7">[</text:span><text:span text:style-name="T8">K</text:span><text:span text:style-name="T6">orte naam, bijv. </text:span><text:span text:style-name="T145">j</text:span><text:span text:style-name="T146">a</text:span><text:span text:style-name="T145">n</text:span><text:span text:style-name="T147">]</text:span></text:p>
      <text:p text:style-name="P2"><text:span text:style-name="Definition"><text:span text:style-name="T262">server</text:span></text:span><text:span text:style-name="Definition">NAAM</text:span><text:span text:style-name="T224"><text:tab/><text:tab/><text:tab/></text:span><draw:control text:anchor-type="as-char" svg:y="-0.4cm" draw:z-index="17" draw:name="Computernaam 1" draw:style-name="gr1" draw:text-style-name="P77" svg:width="6.4cm" svg:height="0.6cm" draw:control="control18"><svg:title>Computernaam</svg:title><svg:desc>Unieke naam van de computer</svg:desc></draw:control><text:tab/> <text:s text:c="2"/><text:span text:style-name="T229">[</text:span><text:span text:style-name="T230">N</text:span><text:span text:style-name="T225">aam van de </text:span><text:span text:style-name="T232">server</text:span><text:span text:style-name="T226">, </text:span><text:span text:style-name="T227">bijv. </text:span><text:span text:style-name="T231">sv</text:span><text:span text:style-name="T228">02</text:span><text:span text:style-name="T229">]</text:span></text:p>
      <text:p text:style-name="P2"><text:span text:style-name="Definition"><text:span text:style-name="T234">GEBRUIKER</text:span></text:span><text:span text:style-name="Definition"><text:span text:style-name="T239"><text:tab/></text:span></text:span><text:span text:style-name="T233"><text:tab/></text:span><text:span text:style-name="T247"> <text:tab/><text:tab/></text:span><text:span text:style-name="T221"><draw:control text:anchor-type="as-char" svg:y="-0.4cm" draw:z-index="18" draw:name="Gebruiker 2" draw:style-name="gr1" draw:text-style-name="P77" svg:width="6.4cm" svg:height="0.6cm" draw:control="control19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 </text:span><text:span text:style-name="T219">evt. 2</text:span><text:span text:style-name="T249">e</text:span><text:span text:style-name="T217"> gebruiker</text:span><text:span text:style-name="T218">]</text:span></text:p>
      <text:p text:style-name="P71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39"><text:tab/></text:span></text:span><text:span text:style-name="T213"><draw:control text:anchor-type="as-char" svg:y="-0.4cm" draw:z-index="19" draw:name="Gberuikersnaam 1" draw:style-name="gr1" draw:text-style-name="P77" svg:width="6.4cm" svg:height="0.6cm" draw:control="control20"><svg:title>Gebruikersnaam</svg:title><svg:desc>Korte naam, bijv. jan</svg:desc></draw:control></text:span><text:span text:style-name="T213"><text:tab/> <text:s text:c="2"/></text:span><text:span text:style-name="T237">[</text:span><text:span text:style-name="T238">K</text:span><text:span text:style-name="T236">orte naam</text:span><text:span text:style-name="T240"> </text:span><text:span text:style-name="T241">e</text:span><text:span text:style-name="T242">vt. 2</text:span><text:span text:style-name="T250">e</text:span><text:span text:style-name="T242"> </text:span><text:span text:style-name="T243">gebruiker</text:span><text:span text:style-name="T244">]</text:span></text:p>
      <text:p text:style-name="P2"><text:span text:style-name="T148">Vervang </text:span><text:span text:style-name="T152">de</text:span><text:span text:style-name="T148"> </text:span><text:span text:style-name="Definition"><text:span text:style-name="T23">ONDERSTREEPTE</text:span></text:span><text:span text:style-name="T148"> </text:span><text:span text:style-name="T149">woorden </text:span><text:span text:style-name="T148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43"> </text:span></text:span><text:span text:style-name="Strong_20_Emphasis"><text:span text:style-name="T55">tekstvak</text:span></text:span><text:span text:style-name="T148">.</text:span></text:p>
      <text:p text:style-name="P33"/>
      <text:p text:style-name="P33"/>
      <text:p text:style-name="P1"><text:span text:style-name="T158">Nieuwe installatie?</text:span><text:span text:style-name="T150"><text:tab/></text:span><text:span text:style-name="T155"></text:span><text:span text:style-name="T157"><text:tab/></text:span><text:span text:style-name="T156">B</text:span><text:span text:style-name="T150">egin bij hoofdstuk </text:span><text:span text:style-name="T158"><text:bookmark-ref text:reference-format="page" text:ref-name="__RefNumPara__4009_1271708128">2</text:bookmark-ref></text:span><text:span text:style-name="T150"><text:s text:c="2"/></text:span><text:span text:style-name="T159"><text:bookmark-ref text:reference-format="text" text:ref-name="__RefNumPara__4009_1271708128">Installatie uitvoeren</text:bookmark-ref></text:span><text:span text:style-name="T154">.</text:span></text:p>
      <text:p text:style-name="P20"/>
      <text:p text:style-name="P20"/>
      <text:list xml:id="list3616380091"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7" draw:name="Vorm3_0" draw:style-name="gr2" draw:text-style-name="P7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11" draw:name="Vorm3_ 2" draw:style-name="gr2" draw:text-style-name="P7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35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5"><text:span text:style-name="User_20_Entry"><text:span text:style-name="T80">E</text:span></text:span><text:span text:style-name="User_20_Entry"><text:span text:style-name="T99">v</text:span></text:span><text:span text:style-name="User_20_Entry"><text:span text:style-name="T100">en</text:span></text:span><text:span text:style-name="User_20_Entry"><text:span text:style-name="T102">t</text:span></text:span><text:span text:style-name="User_20_Entry"><text:span text:style-name="T103">uele </text:span></text:span><text:span text:style-name="User_20_Entry"><text:span text:style-name="T104">extra </text:span></text:span><text:span text:style-name="Definition"><text:span text:style-name="T256">gebruiker</text:span></text:span><text:span text:style-name="User_20_Entry"><text:span text:style-name="T94">s</text:span></text:span><text:span text:style-name="User_20_Entry"><text:span text:style-name="T104"> aanmelden </text:span></text:span><text:span text:style-name="User_20_Entry"><text:span text:style-name="T105">en dezelfde stappen uitvoeren</text:span></text:span><text:span text:style-name="User_20_Entry"><text:span text:style-name="T10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0" draw:name="Vorm4" draw:style-name="gr2" draw:text-style-name="P7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7">Installeer </text:span></text:span><text:span text:style-name="Strong_20_Emphasis"><text:span text:style-name="T60">Debian-</text:span></text:span><text:span text:style-name="Strong_20_Emphasis"><text:span text:style-name="T54">pakket kz</text:span></text:span><text:span text:style-name="Strong_20_Emphasis"><text:span text:style-name="T54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1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" draw:name="Vorm6" draw:style-name="gr2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2" draw:name="Vorm 7" draw:style-name="gr2" draw:text-style-name="P78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0"><text:span text:style-name="Strong_20_Emphasis"><text:span text:style-name="T4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58">Selecteer</text:span></text:span><text:span text:style-name="Strong_20_Emphasis"><text:span text:style-name="T41"> </text:span></text:span><text:span text:style-name="Strong_20_Emphasis"><text:span text:style-name="T69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5"/>
      <text:list xml:id="list90460410202283" text:continue-numbering="true" text:style-name="L1">
        <text:list-item>
          <text:p text:style-name="P74"><text:bookmark-start text:name="__RefNumPara__4009_1271708128"/><text:span text:style-name="Strong_20_Emphasis"><text:span text:style-name="T16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2"><draw:control text:anchor-type="as-char" draw:z-index="2" draw:name="Vorm9" draw:style-name="gr2" draw:text-style-name="P7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2">Start de computer op vanaf</text:span><text:span text:style-name="T162"><text:note text:id="ftn4" text:note-class="footnote"><text:note-citation>1</text:note-citation><text:note-body><text:p text:style-name="P70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Definition"><text:span text:style-name="T112"> </text:span></text:span><text:span text:style-name="User_20_Entry"><text:span text:style-name="T123">Esc</text:span></text:span><text:span text:style-name="User_20_Entry"><text:span text:style-name="T115">,</text:span></text:span><text:span text:style-name="Definition"><text:span text:style-name="T112"> </text:span></text:span><text:span text:style-name="User_20_Entry"><text:span text:style-name="T123">Delete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2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9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0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1</text:span></text:span><text:span text:style-name="User_20_Entry"><text:span text:style-name="T116">,</text:span></text:span><text:span text:style-name="Definition"><text:span text:style-name="T112"> </text:span></text:span><text:span text:style-name="Definition"><text:span text:style-name="T113">o</text:span></text:span><text:span text:style-name="Definition"><text:span text:style-name="T114">f</text:span></text:span><text:span text:style-name="Definition"><text:span text:style-name="T112"> </text:span></text:span><text:span text:style-name="User_20_Entry"><text:span text:style-name="T123">F12</text:span></text:span><text:span text:style-name="User_20_Entry"><text:span text:style-name="T116">.</text:span></text:span></text:p></text:note-body></text:note></text:span><text:span text:style-name="T162"> </text:span><text:span text:style-name="T165">een </text:span><text:span text:style-name="Strong_20_Emphasis"><text:span text:style-name="T142"><text:user-field-get text:name="Distro">Ubuntu</text:user-field-get></text:span></text:span><text:span text:style-name="T161"><text:s/></text:span><text:span text:style-name="T143"><text:user-field-get text:name="Version">22.04</text:user-field-get></text:span><text:span text:style-name="T143"><text:s/></text:span><text:span text:style-name="T144">LTS</text:span><text:span text:style-name="T74"> 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74">Live</text:span><text:span text:style-name="T74"><text:note text:id="ftn5" text:note-class="footnote"><text:note-citation>2</text:note-citation><text:note-body><text:p text:style-name="P64"><text:span text:style-name="T251">Vanaf een </text:span><text:span text:style-name="T259">L</text:span><text:span text:style-name="T251">ive </text:span><text:span text:style-name="T260">USB</text:span><text:span text:style-name="T254">-stick</text:span><text:span text:style-name="T20"> </text:span><text:span text:style-name="T251">kunt u opstarten en </text:span><text:span text:style-name="T16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1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1">mogelijk.</text:span></text:p></text:note-body></text:note></text:span><text:span text:style-name="T74"> </text:span><text:span text:style-name="T77">USB</text:span><text:span text:style-name="T75">-stick</text:span><text:span text:style-name="T75"><text:note text:id="ftn6" text:note-class="footnote"><text:note-citation>3</text:note-citation><text:note-body><text:p text:style-name="P69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90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" text:style-name="Internet_20_link" text:visited-style-name="Visited_20_Internet_20_Link"><text:span text:style-name="Strong_20_Emphasis"><text:span text:style-name="T253">ubuntu.com</text:span></text:span></text:a><text:span text:style-name="Strong_20_Emphasis"><text:span text:style-name="T84">, </text:span></text:span><text:span text:style-name="Strong_20_Emphasis"><text:span text:style-name="T86">klik op </text:span></text:span><text:span text:style-name="Strong_20_Emphasis"><text:span text:style-name="T89">achtereenvolgens op </text:span></text:span><text:span text:style-name="Strong_20_Emphasis"><text:span text:style-name="T96">Download</text:span></text:span><text:span text:style-name="Strong_20_Emphasis"><text:span text:style-name="T89"> &gt; </text:span></text:span><text:span text:style-name="Strong_20_Emphasis"><text:span text:style-name="T96">Get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7"><text:s/>&gt; </text:span></text:span><text:span text:style-name="Strong_20_Emphasis"><text:span text:style-name="T98">Download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... </text:span></text:span><text:span text:style-name="Strong_20_Emphasis"><text:span text:style-name="T98">LTS</text:span></text:span><text:span text:style-name="Strong_20_Emphasis"><text:span text:style-name="T92">.</text:span></text:span><text:span text:style-name="Strong_20_Emphasis"><text:span text:style-name="T87"><text:line-break/>De volgende 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58">Selecteer</text:span></text:span><text:span text:style-name="Strong_20_Emphasis"><text:span text:style-name="T34"> </text:span></text:span><text:span text:style-name="Strong_20_Emphasis"><text:span text:style-name="T65">Try or Install Ubuntu </text:span></text:span><text:span text:style-name="Strong_20_Emphasis"><text:span text:style-name="T66">Server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4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8"><draw:control text:anchor-type="as-char" draw:z-index="10" draw:name="Vorm 6" draw:style-name="gr2" draw:text-style-name="P7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3">Kies</text:span><text:span text:style-name="T164"> </text:span><text:span text:style-name="T166">Nederlands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7"><draw:control text:anchor-type="as-char" draw:z-index="9" draw:name="Vorm 1" draw:style-name="gr2" draw:text-style-name="P7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03">Bij</text:span><text:span text:style-name="T195"> </text:span><text:span text:style-name="Strong_20_Emphasis"><text:span text:style-name="T201">Profile setup</text:span></text:span><text:span text:style-name="T195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1"><text:span text:style-name="T200">V</text:span><text:span text:style-name="T196">ul </text:span><text:span text:style-name="T197">in </text:span><text:span text:style-name="Strong_20_Emphasis"><text:span text:style-name="T201">Your</text:span></text:span><text:span text:style-name="Strong_20_Emphasis"><text:span text:style-name="T198"> n</text:span></text:span><text:span text:style-name="Strong_20_Emphasis"><text:span text:style-name="T199">a</text:span></text:span><text:span text:style-name="Strong_20_Emphasis"><text:span text:style-name="T201">me</text:span></text:span><text:span text:style-name="Strong_20_Emphasis"><text:span text:style-name="T188"> </text:span></text:span><text:span text:style-name="Definition"><text:span text:style-name="T4">gebruiker</text:span></text:span><text:span text:style-name="Strong_20_Emphasis"><text:span text:style-name="T189">, <text:line-break/></text:span></text:span><text:span text:style-name="Strong_20_Emphasis"><text:span text:style-name="T201">Your server</text:span></text:span><text:span text:style-name="Strong_20_Emphasis"><text:span text:style-name="T204">'</text:span></text:span><text:span text:style-name="Strong_20_Emphasis"><text:span text:style-name="T205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8">,<text:line-break/></text:span></text:span><text:span text:style-name="Strong_20_Emphasis"><text:span text:style-name="T202">Pick a username</text:span></text:span><text:span text:style-name="Strong_20_Emphasis"><text:span text:style-name="T188"> </text:span></text:span><text:span text:style-name="Definition"><text:span text:style-name="T4">gebruikersnaam</text:span></text:span><text:span text:style-name="Strong_20_Emphasis"><text:span text:style-name="T188">, </text:span></text:span><text:span text:style-name="Strong_20_Emphasis"><text:span text:style-name="T191">en</text:span></text:span><text:span text:style-name="Strong_20_Emphasis"><text:span text:style-name="T188"><text:line-break/></text:span></text:span><text:span text:style-name="Strong_20_Emphasis"><text:span text:style-name="T190">g</text:span></text:span><text:span text:style-name="Strong_20_Emphasis"><text:span text:style-name="T187">eef tweemaal een </text:span></text:span><text:span text:style-name="Strong_20_Emphasis"><text:span text:style-name="T194">wachtwoord</text:span></text:span><text:span text:style-name="Strong_20_Emphasis"><text:span text:style-name="T187">.</text:span></text:span></text:p>
          </table:table-cell>
        </table:table-row>
      </table:table>
      <text:p text:style-name="P34"><text:span text:style-name="Strong_20_Emphasis"><text:span text:style-name="T63"/></text:span></text:p>
      <text:list xml:id="list90460490715383" text:continue-numbering="true" text:style-name="L1">
        <text:list-item>
          <text:p text:style-name="P73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3" draw:name="Vorm24" draw:style-name="gr2" draw:text-style-name="P7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2"><draw:control text:anchor-type="as-char" draw:z-index="5" draw:name="Vorm4_1" draw:style-name="gr2" draw:text-style-name="P78" svg:width="0.35cm" svg:height="0.35cm" draw:control="control6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7">Installeer </text:span></text:span><text:span text:style-name="Strong_20_Emphasis"><text:span text:style-name="T59">Debian-</text:span></text:span><text:span text:style-name="Strong_20_Emphasis"><text:span text:style-name="T54">pakket kz</text:span></text:span><text:span text:style-name="Strong_20_Emphasis"><text:span text:style-name="T54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4" draw:name="Vorm37" draw:style-name="gr2" draw:text-style-name="P78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0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0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5"><text:span text:style-name="Strong_20_Emphasis"><text:span text:style-name="T33"><text:tab/></text:span></text:span></text:p>
      <text:p text:style-name="P36"><text:span text:style-name="Strong_20_Emphasis"><text:span text:style-name="T45"/></text:span></text:p>
      <text:p text:style-name="P37"><text:span text:style-name="Strong_20_Emphasis"><text:span text:style-name="T41"/></text:span></text:p>
      <text:list xml:id="list90460168766166"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6" draw:name="Vorm40_0" draw:style-name="gr2" draw:text-style-name="P78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13" draw:name="Vorm40_ 1" draw:style-name="gr2" draw:text-style-name="P7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48"><text:note text:id="ftn8" text:note-class="footnote"><text:note-citation>1</text:note-citation><text:note-body><text:p text:style-name="P46"><text:span text:style-name="User_20_Entry"><text:span text:style-name="T117">E</text:span></text:span><text:span text:style-name="User_20_Entry"><text:span text:style-name="T119">ventuele extra </text:span></text:span><text:span text:style-name="Definition"><text:span text:style-name="T257">gebruiker</text:span></text:span><text:span text:style-name="User_20_Entry"><text:span text:style-name="T118">s</text:span></text:span><text:span text:style-name="User_20_Entry"><text:span text:style-name="T119"> 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8" draw:name="Vorm40_2" draw:style-name="gr2" draw:text-style-name="P78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14" draw:name="Vorm40_ 2" draw:style-name="gr2" draw:text-style-name="P78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49">R</text:span></text:span><text:span text:style-name="Strong_20_Emphasis"><text:span text:style-name="T50">icht </text:span></text:span><text:span text:style-name="Strong_20_Emphasis"><text:span text:style-name="T51">de </text:span></text:span><text:span text:style-name="Strong_20_Emphasis"><text:span text:style-name="T56">gebruiker</text:span></text:span><text:span text:style-name="Strong_20_Emphasis"><text:span text:style-name="T50"> </text:span></text:span><text:span text:style-name="Strong_20_Emphasis"><text:span text:style-name="T52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1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3"><text:span text:style-name="Strong_20_Emphasis"><text:span text:style-name="T53"/></text:span></text:p>
      <text:p text:style-name="P32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0"><text:user-field-get text:name="Distro">Ubuntu</text:user-field-get></text:span></text:span><text:span text:style-name="T128"><text:s/></text:span><text:span text:style-name="T129"><text:user-field-get text:name="Version">22.04</text:user-field-get></text:span><text:span text:style-name="T129"><text:s/></text:span><text:span text:style-name="T130">LTS</text:span><text:span text:style-name="Strong_20_Emphasis"><text:span text:style-name="T141"> </text:span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126">is voltooid.</text:span></text:p>
      <text:p text:style-name="P8"/>
      <text:p text:style-name="P3"><text:span text:style-name="Emphasis"><text:span text:style-name="T209">Geschreven </text:span></text:span><text:span text:style-name="Emphasis"><text:span text:style-name="T207">d</text:span></text:span><text:span text:style-name="Emphasis"><text:span text:style-name="T20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1">CC0 1.0 Universeel</text:span></text:span></text:a><text:span text:style-name="Emphasis"><text:span text:style-name="T209">,</text:span></text:span><text:span text:style-name="Emphasis"><text:span text:style-name="T206"> </text:span></text:span><text:span text:style-name="Strong_20_Emphasis"><text:span text:style-name="T41"><text:user-field-get style:data-style-name="N0" text:name="Releaseyear">2022</text:user-field-get></text:span></text:span><text:span text:style-name="Emphasis"><text:span text:style-name="T208">-</text:span></text:span><text:span text:style-name="Emphasis"><text:span text:style-name="T208"><text:date style:data-style-name="N10107" text:date-value="2024-01-01T09:04:58.454086133">2024</text:date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1-01T09:04:58.254006123">01-0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8:28.390633445</dc:date>
    <meta:keyword>Installatie</meta:keyword>
    <meta:keyword>Checklist</meta:keyword>
    <meta:keyword>Linux</meta:keyword>
    <meta:editing-cycles>6800</meta:editing-cycles>
    <meta:editing-duration>P12DT1H16M4S</meta:editing-duration>
    <dc:creator>Karel Zimmer</dc:creator>
    <meta:document-statistic meta:table-count="4" meta:image-count="0" meta:object-count="0" meta:page-count="4" meta:paragraph-count="70" meta:word-count="404" meta:character-count="2808" meta:non-whitespace-character-count="2424"/>
    <meta:user-defined meta:name="Info 1"/>
    <meta:user-defined meta:name="Info 2"/>
    <meta:user-defined meta:name="Info 3"/>
    <meta:user-defined meta:name="Info 4"/>
  </office:meta>
</office:document-meta>
</file>